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VirtualUserTableStore.getStor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VirtualUserTableStore.getTab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VirtualUserTableStore.getClassInstance( ClassLoader loader , String rep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VirtualUserTableStore.getTabl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valonVirtualUserTableStore.getConfigurations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